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0.15pt"/>
    </style:style>
    <style:style style:name="co3" style:family="table-column">
      <style:table-column-properties fo:break-before="auto" style:column-width="98.96pt"/>
    </style:style>
    <style:style style:name="co4" style:family="table-column">
      <style:table-column-properties fo:break-before="auto" style:column-width="8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 fo:font-weight="normal" style:font-weight-asian="normal" style:font-weight-complex="normal"/>
    </style:style>
    <style:style style:name="ce6" style:family="table-cell" style:parent-style-name="Default">
      <style:text-properties fo:language="en" fo:country="US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1020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IN(X)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INH(X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[.A3])" office:value-type="float" office:value="0.841470984807896" calcext:value-type="float">
            <text:p>0.84147098480789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SINH([.D3])" office:value-type="float" office:value="1.1752011936438" calcext:value-type="float">
            <text:p>1.175201193643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OS(X)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OSH(X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S([.A6])" office:value-type="float" office:value="0.54030230586814" calcext:value-type="float">
            <text:p>0.5403023058681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COSH([.D6])" office:value-type="float" office:value="1.54308063481524" calcext:value-type="float">
            <text:p>1.5430806348152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TAN(X)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TANH(X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AN([.A9])" office:value-type="float" office:value="1.5574077246549" calcext:value-type="float">
            <text:p>1.557407724654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TANH([.D9])" office:value-type="float" office:value="0.761594155955765" calcext:value-type="float">
            <text:p>0.76159415595576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EC(X)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ECH(X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EC([.A12])" office:value-type="float" office:value="1.85081571768093" calcext:value-type="float">
            <text:p>1.8508157176809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SECH([.D12])" office:value-type="float" office:value="0.648054273663885" calcext:value-type="float">
            <text:p>0.64805427366388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SC(X)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SCH(X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SC([.A15])" office:value-type="float" office:value="1.18839510577812" calcext:value-type="float">
            <text:p>1.188395105778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CSCH([.D15])" office:value-type="float" office:value="0.850918128239321" calcext:value-type="float">
            <text:p>0.85091812823932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OT(X)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OTH(X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T([.A18])" office:value-type="float" office:value="0.642092615934331" calcext:value-type="float">
            <text:p>0.64209261593433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COTH([.D18])" office:value-type="float" office:value="1.31303528549933" calcext:value-type="float">
            <text:p>1.3130352854993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COS(X)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COSH(X)</text:p>
          </table:table-cell>
          <table:table-cell table:number-columns-repeated="1019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ACOS([.A21])" office:value-type="float" office:value="1.0471975511966" calcext:value-type="float">
            <text:p>1.0471975511966</text:p>
          </table:table-cell>
          <table:table-cell/>
          <table:table-cell table:style-name="ce3" office:value-type="float" office:value="1.5" calcext:value-type="float">
            <text:p>1.5</text:p>
          </table:table-cell>
          <table:table-cell table:formula="of:=ACOSH([.D21])" office:value-type="float" office:value="0.962423650119207" calcext:value-type="float">
            <text:p>0.96242365011920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SIN(X)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SINH(X)</text:p>
          </table:table-cell>
          <table:table-cell table:number-columns-repeated="1019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ASIN([.A24])" office:value-type="float" office:value="0.523598775598299" calcext:value-type="float">
            <text:p>0.523598775598299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formula="of:=ASINH([.D24])" office:value-type="float" office:value="0.481211825059603" calcext:value-type="float">
            <text:p>0.48121182505960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TAN(X)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TANH(X)</text:p>
          </table:table-cell>
          <table:table-cell table:number-columns-repeated="1019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ATAN([.A27])" office:value-type="float" office:value="0.463647609000806" calcext:value-type="float">
            <text:p>0.463647609000806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formula="of:=ATANH([.D27])" office:value-type="float" office:value="0.549306144334055" calcext:value-type="float">
            <text:p>0.54930614433405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COT(X)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COTH(X)</text:p>
          </table:table-cell>
          <table:table-cell table:number-columns-repeated="1019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ACOT([.A30])" office:value-type="float" office:value="1.10714871779409" calcext:value-type="float">
            <text:p>1.10714871779409</text:p>
          </table:table-cell>
          <table:table-cell/>
          <table:table-cell table:style-name="ce3" office:value-type="float" office:value="1.5" calcext:value-type="float">
            <text:p>1.5</text:p>
          </table:table-cell>
          <table:table-cell table:formula="of:=ACOTH([.D30])" office:value-type="float" office:value="0.80471895621705" calcext:value-type="float">
            <text:p>0.8047189562170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TAN2(X;Y)</text:p>
          </table:table-cell>
          <table:table-cell table:number-columns-repeated="102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number-columns-repeated="1023"/>
        </table:table-row>
        <table:table-row table:style-name="ro1">
          <table:table-cell table:style-name="ce5" office:value-type="float" office:value="0.5" calcext:value-type="float">
            <text:p>0.5</text:p>
          </table:table-cell>
          <table:table-cell table:style-name="ce5" table:formula="of:=ATAN2([.A33];[.A35])" office:value-type="float" office:value="0.785398163397448" calcext:value-type="float">
            <text:p>0.785398163397448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 style:data-style-name="N2" text:time-value="14:43:50.455206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Hallot</meta:initial-creator>
    <meta:creation-date>2018-03-21T16:40:45.927135054</meta:creation-date>
    <dc:date>2018-04-23T19:33:55.304905030</dc:date>
    <dc:creator>Olivier Hallot</dc:creator>
    <meta:editing-duration>PT6H16M20S</meta:editing-duration>
    <meta:editing-cycles>12</meta:editing-cycles>
    <meta:generator>LibreOffice/6.0.3.2$Linux_X86_64 LibreOffice_project/8f48d515416608e3a835360314dac7e47fd0b821</meta:generator>
    <meta:document-statistic meta:table-count="1" meta:cell-count="86" meta:object-count="0"/>
  </office:meta>
</office:document-meta>
</file>